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CavallaroTAJeffery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vallaroTAJeff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ssignment Nam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al Exam</text:p>
          </table:table-cell>
          <table:table-cell table:style-name="ce1" office:value-type="string" calcext:value-type="string">
            <text:p>Make-up Final Exam</text:p>
          </table:table-cell>
          <table:table-cell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2" calcext:value-type="float">
            <text:p>122</text:p>
          </table:table-cell>
          <table:table-cell table:formula="of:=[.B2]-[.C2]-[.D2]" office:value-type="float" office:value="312" calcext:value-type="float">
            <text:p>3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ker, Camille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]-[.C4]-[.D4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Barocio, Mario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formula="of:=ROUNDUP((([.B5]-[.C5]-[.D5])/[.$E$2])*100)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arragan, Justin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formula="of:=ROUNDUP((([.B6]-[.C6]-[.D6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Beard, Jonatha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]-[.C7]-[.D7])/[.$E$2])*100)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Bharathula, SaiManasa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]-[.C8]-[.D8])/[.$E$2])*100)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Bhargava, Devansh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]-[.C9]-[.D9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Bobbala, Asritha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]-[.C10]-[.D1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Brennan-Evans, Tristan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]-[.C11]-[.D11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Cain, Calum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2]-[.C12]-[.D12])/[.$E$2])*100)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Chak, Jack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3]-[.C13]-[.D13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Chakraborty, Olivia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formula="of:=ROUNDUP((([.B14]-[.C14]-[.D14])/[.$E$2])*100)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Chan, Ho Hin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5]-[.C15]-[.D15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Chan, Jason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6]-[.C16]-[.D16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Chau, Brandon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7]-[.C17]-[.D17])/[.$E$2])*100)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Chau, Patrick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8]-[.C18]-[.D18])/[.$E$2])*100)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Chavez, Kirstian Alfred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9]-[.C19]-[.D19])/[.$E$2])*100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Chillappagari, Pranav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0]-[.C20]-[.D2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Clark, Katherin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1]-[.C21]-[.D21])/[.$E$2])*100)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Dao, Tommy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2]-[.C22]-[.D22])/[.$E$2])*100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Darwish, Mazi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formula="of:=ROUNDUP((([.B23]-[.C23]-[.D23])/[.$E$2])*1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tye, Bhargavi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4]-[.C24]-[.D24])/[.$E$2])*100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del Rio, Angela Lei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5]-[.C25]-[.D25])/[.$E$2])*100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DelaCruz, Daniel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6]-[.C26]-[.D26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Desai, Avi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formula="of:=ROUNDUP((([.B27]-[.C27]-[.D27])/[.$E$2])*100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Dionisio, Vinc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28]-[.C28]-[.D28])/[.$E$2])*100)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Ellis-Hardin, Darrian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formula="of:=ROUNDUP((([.B29]-[.C29]-[.D29])/[.$E$2])*100)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Everson, Joy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0]-[.C30]-[.D3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Gomes, Sherrille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1]-[.C31]-[.D31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Gomez, Stephanie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2]-[.C32]-[.D32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gorgees, pulos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formula="of:=ROUNDUP((([.B33]-[.C33]-[.D33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Ho, Aline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4]-[.C34]-[.D34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Hoang, Elise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5]-[.C35]-[.D35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uang, Steven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6]-[.C36]-[.D36])/[.$E$2])*100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HUANG, YIYAN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7]-[.C37]-[.D37])/[.$E$2])*100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Huynh, Bill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38]-[.C38]-[.D38])/[.$E$2])*100)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Huynh, Bria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formula="of:=ROUNDUP((([.B39]-[.C39]-[.D39])/[.$E$2])*1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acob, Joel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0]-[.C40]-[.D40])/[.$E$2])*100)"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string" calcext:value-type="string">
            <text:p>Jammalamadaka, Hemanth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1]-[.C41]-[.D41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Karge, Linus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2]-[.C42]-[.D42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Khamis, Constantin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3]-[.C43]-[.D43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khandaker, nashita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4]-[.C44]-[.D44])/[.$E$2])*100)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Kim, Angela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5]-[.C45]-[.D45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Krishna, Gokul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formula="of:=ROUNDUP((([.B46]-[.C46]-[.D46])/[.$E$2])*100)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Kumar, Purva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formula="of:=ROUNDUP((([.B47]-[.C47]-[.D47])/[.$E$2])*100)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Kusumo, Annabel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8]-[.C48]-[.D48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Lagman, Jared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49]-[.C49]-[.D49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Lasne, Rida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0]-[.C50]-[.D50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Le, Hallie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1]-[.C51]-[.D51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Le, Liem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2]-[.C52]-[.D52])/[.$E$2])*100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Lee, Chiho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3]-[.C53]-[.D53])/[.$E$2])*100)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Lee, Shan Shan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4]-[.C54]-[.D54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Leitman, Michelle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5]-[.C55]-[.D55])/[.$E$2])*100)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Li, YiLong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6]-[.C56]-[.D56])/[.$E$2])*100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Liu, Jiaxin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7]-[.C57]-[.D57])/[.$E$2])*100)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Low, Sam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8]-[.C58]-[.D58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Lu, Michelle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59]-[.C59]-[.D59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Meng, Silin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0]-[.C60]-[.D6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Montepalco, Ross Nikolai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1]-[.C61]-[.D61])/[.$E$2])*100)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Murillo, Andres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2]-[.C62]-[.D62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Najib, Adam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3]-[.C63]-[.D63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Ng, Thomas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4]-[.C64]-[.D64])/[.$E$2])*100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Ngo, Alan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5]-[.C65]-[.D65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Nguyen, Bao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6]-[.C66]-[.D66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Nguyen, Christina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7]-[.C67]-[.D67])/[.$E$2])*100)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Nguyen, Kevin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8]-[.C68]-[.D68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Nguyen, Quinlan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69]-[.C69]-[.D69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Nguyen, Scott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0]-[.C70]-[.D7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Nguyen, Trish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1]-[.C71]-[.D71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Ohlan, Rohan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2]-[.C72]-[.D72])/[.$E$2])*100)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Ong, Alex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3]-[.C73]-[.D73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alad, Abegail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4]-[.C74]-[.D74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Pantham, Umasathvik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5]-[.C75]-[.D75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erez, Janett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" calcext:value-type="float">
            <text:p>97</text:p>
          </table:table-cell>
          <table:table-cell table:formula="of:=ROUNDUP((([.B76]-[.C76]-[.D76])/[.$E$2])*100)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Perez, Troy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7]-[.C77]-[.D77])/[.$E$2])*100)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Pham, Anh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8]-[.C78]-[.D78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Pham, Phuong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79]-[.C79]-[.D79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ham, Vincent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0]-[.C80]-[.D80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latt, Clayton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1]-[.C81]-[.D81])/[.$E$2])*100)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pradhan, prakriti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2]-[.C82]-[.D82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Pullela, Kalyan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3]-[.C83]-[.D83])/[.$E$2])*100)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string" calcext:value-type="string">
            <text:p>Rafter, Austin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4]-[.C84]-[.D84])/[.$E$2])*100)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Ramos, Jessabelle Delen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5]-[.C85]-[.D85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Randhawa, Harnoor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6]-[.C86]-[.D86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Reyes, Azusena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87]-[.C87]-[.D87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Rivera, Javie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formula="of:=ROUNDUP((([.B88]-[.C88]-[.D88])/[.$E$2])*1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oh, Justin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ROUNDUP((([.B89]-[.C89]-[.D89])/[.$E$2])*100)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Sambilay, David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0]-[.C90]-[.D90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Santos, Ashley Loui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formula="of:=ROUNDUP((([.B91]-[.C91]-[.D91])/[.$E$2])*100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Shaha, Shivani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2]-[.C92]-[.D92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Shetty, Aashrav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3]-[.C93]-[.D93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Shih, Yu-Tien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4]-[.C94]-[.D94])/[.$E$2])*10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Soriano, Paul Junver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5]-[.C95]-[.D95])/[.$E$2])*100)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Strong, Tyrell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6]-[.C96]-[.D96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Szablics, Monika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table:formula="of:=ROUNDUP((([.B97]-[.C97]-[.D97])/[.$E$2])*100)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Tang, Tua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8]-[.C98]-[.D98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Tang, Yinuo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99]-[.C99]-[.D99])/[.$E$2])*100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Tanod, Casey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0]-[.C100]-[.D100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Tawde, Gargi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1]-[.C101]-[.D101])/[.$E$2])*100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haker, Tanupa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2]-[.C102]-[.D102])/[.$E$2])*100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Tran, Aaron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3]-[.C103]-[.D103])/[.$E$2])*100)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Tran, Elaine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" calcext:value-type="float">
            <text:p>101</text:p>
          </table:table-cell>
          <table:table-cell table:formula="of:=ROUNDUP((([.B104]-[.C104]-[.D104])/[.$E$2])*100)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Tran, Huy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5]-[.C105]-[.D105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Trinh, Kevin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6]-[.C106]-[.D106])/[.$E$2])*100)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Ulagappan, Aravind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7]-[.C107]-[.D107])/[.$E$2])*10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VU, KRISTINA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8]-[.C108]-[.D108])/[.$E$2])*100)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Wakamiya, Andrew</text:p>
          </table:table-cell>
          <table:table-cell table:number-columns-repeated="2" table:style-name="ce1" office:value-type="float" office:value="122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09]-[.C109]-[.D109])/[.$E$2])*1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ng, haomiao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0]-[.C110]-[.D110])/[.$E$2])*100)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Xue, Bowen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1]-[.C111]-[.D111])/[.$E$2])*100)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Yang, Jeffrey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2]-[.C112]-[.D112])/[.$E$2])*100)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Yuan, Sophia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3]-[.C113]-[.D113])/[.$E$2])*100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Yuhasz, Donald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4]-[.C114]-[.D114])/[.$E$2])*100)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Zhang, Sweet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formula="of:=ROUNDUP((([.B115]-[.C115]-[.D115])/[.$E$2])*100)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string" calcext:value-type="string">
            <text:p>Zheng, Kaiji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ROUNDUP((([.B116]-[.C116]-[.D116])/[.$E$2])*100)" office:value-type="float" office:value="45" calcext:value-type="float">
            <text:p>45</text:p>
          </table:table-cell>
        </table:table-row>
        <table:table-row table:style-name="ro1" table:number-rows-repeated="10484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vallaroTAJeffery" style:display-name="PageStyle_CavallaroTAJeff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1T11:16:59.862740096</dc:date>
    <meta:editing-duration>PT19M48S</meta:editing-duration>
    <meta:editing-cycles>5</meta:editing-cycles>
    <meta:document-statistic meta:table-count="1" meta:cell-count="574" meta:object-count="0"/>
  </office:meta>
</office:document-meta>
</file>